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family="Courier" style:font-family-generic="modern" style:font-pitch="fixe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1.5cm" svg:height="1cm" svg:x="3.5cm" svg:y="4.5cm">
          <text:p text:style-name="P1">1</text:p>
        </draw:rect>
        <draw:rect draw:style-name="gr1" draw:text-style-name="P2" draw:layer="layout" svg:width="1.5cm" svg:height="1cm" svg:x="5cm" svg:y="4.5cm">
          <text:p text:style-name="P1">2</text:p>
        </draw:rect>
        <draw:rect draw:style-name="gr1" draw:text-style-name="P2" draw:layer="layout" svg:width="1.5cm" svg:height="1cm" svg:x="6.5cm" svg:y="4.5cm">
          <text:p text:style-name="P1">3</text:p>
        </draw:rect>
        <draw:rect draw:style-name="gr1" draw:text-style-name="P2" draw:layer="layout" svg:width="1.5cm" svg:height="1cm" svg:x="8cm" svg:y="4.5cm">
          <text:p text:style-name="P1">4</text:p>
        </draw:rect>
        <draw:frame draw:style-name="gr2" draw:text-style-name="P3" draw:layer="layout" svg:width="0.502cm" svg:height="0.975cm" svg:x="-13.23cm" svg:y="0cm">
          <draw:text-box>
            <text:p text:style-name="P4"/>
          </draw:text-box>
        </draw:frame>
        <draw:frame draw:style-name="gr3" draw:text-style-name="P3" draw:layer="layout" svg:width="1.645cm" svg:height="0.975cm" svg:x="1.855cm" svg:y="4.525cm">
          <draw:text-box>
            <text:p text:style-name="P4"><text:span text:style-name="T1">v[]</text:span></text:p>
          </draw:text-box>
        </draw:frame>
        <draw:connector draw:style-name="gr4" draw:text-style-name="P2" draw:layer="layout" draw:type="line" svg:x1="4.281cm" svg:y1="7.12cm" svg:x2="4.25cm" svg:y2="5.5cm" draw:end-shape="id1" draw:end-glue-point="2">
          <text:p text:style-name="P4"/>
        </draw:connector>
        <draw:frame draw:style-name="gr3" draw:text-style-name="P3" draw:layer="layout" svg:width="1.264cm" svg:height="0.975cm" svg:x="3.667cm" svg:y="7.178cm">
          <draw:text-box>
            <text:p text:style-name="P4"><text:span text:style-name="T1">pv</text:span></text:p>
          </draw:text-box>
        </draw:frame>
        <draw:line draw:style-name="gr5" draw:text-style-name="P2" draw:layer="layout" svg:x1="5cm" svg:y1="6.5cm" svg:x2="9cm" svg:y2="6.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7-11-12T21:12:51</meta:creation-date>
    <dc:date>2007-11-12T21:20:04</dc:date>
    <dc:language>en-GB</dc:language>
    <meta:editing-cycles>2</meta:editing-cycles>
    <meta:editing-duration>PT7M1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